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E00000128E0691B5B129A683D.png" manifest:media-type="image/png"/>
  <manifest:file-entry manifest:full-path="Pictures/100002010000014C0000014EEAC126A6FD63A4A4.png" manifest:media-type="image/png"/>
  <manifest:file-entry manifest:full-path="Pictures/10000201000001330000014E51CEFF65A0D93338.png" manifest:media-type="image/png"/>
  <manifest:file-entry manifest:full-path="Pictures/10000201000000A300000165DD794DCF13ED2A6C.png" manifest:media-type="image/png"/>
  <manifest:file-entry manifest:full-path="Pictures/10000201000000A3000001659BAB40023C3E77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stroke="none" draw:fill="none" fo:min-height="1.738cm"/>
    </style:style>
    <style:style style:name="gr4" style:family="graphic" style:parent-style-name="standard">
      <style:graphic-properties draw:stroke="none" svg:stroke-color="#000000" draw:fill="none" draw:fill-color="#ffffff" fo:min-height="2.05cm"/>
    </style:style>
    <style:style style:name="gr5" style:family="graphic" style:parent-style-name="objectwithoutfill">
      <style:graphic-properties svg:stroke-width="0.212cm" svg:stroke-color="#0066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65cm" fo:min-width="9.21cm"/>
    </style:style>
    <style:style style:name="gr7" style:family="graphic" style:parent-style-name="objectwithoutfill">
      <style:graphic-properties svg:stroke-width="0.212cm" svg:stroke-color="#99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1.65cm" fo:min-width="2.3cm"/>
    </style:style>
    <style:style style:name="gr9" style:family="graphic" style:parent-style-name="objectwithoutfill">
      <style:graphic-properties svg:stroke-width="0.212cm" svg:stroke-color="#0066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3" draw:id="id3">
          <draw:frame draw:style-name="gr1" draw:text-style-name="P1" draw:layer="layout" svg:width="8.122cm" svg:height="8.836cm" svg:x="2.8cm" svg:y="15.564cm">
            <draw:image xlink:href="Pictures/10000201000001330000014E51CEFF65A0D93338.png" xlink:type="simple" xlink:show="embed" xlink:actuate="onLoad">
              <text:p/>
            </draw:image>
          </draw:frame>
          <draw:frame draw:style-name="gr2" draw:text-style-name="P3" draw:layer="layout" svg:width="3.9cm" svg:height="1.987cm" svg:x="6.622cm" svg:y="20.177cm">
            <draw:text-box>
              <text:p text:style-name="P2"><text:span text:style-name="T1">Dev</text:span></text:p>
            </draw:text-box>
          </draw:frame>
        </draw:g>
        <draw:g xml:id="id1" draw:id="id1">
          <draw:frame draw:style-name="gr1" draw:text-style-name="P1" draw:layer="layout" svg:width="8.783cm" svg:height="8.836cm" svg:x="-9.1cm" svg:y="16.164cm">
            <draw:image xlink:href="Pictures/100002010000014C0000014EEAC126A6FD63A4A4.png" xlink:type="simple" xlink:show="embed" xlink:actuate="onLoad">
              <text:p/>
            </draw:image>
          </draw:frame>
          <draw:frame draw:style-name="gr3" draw:text-style-name="P4" draw:layer="layout" svg:width="3.575cm" svg:height="1.988cm" svg:x="-4.981cm" svg:y="20.44cm">
            <draw:text-box>
              <text:p text:style-name="P2"><text:span text:style-name="T1">Test</text:span></text:p>
            </draw:text-box>
          </draw:frame>
        </draw:g>
        <draw:g xml:id="id2" draw:id="id2">
          <draw:frame draw:style-name="gr1" draw:text-style-name="P1" xml:id="id4" draw:id="id4" draw:layer="layout" svg:width="4.312cm" svg:height="9.445cm" svg:x="3.9cm" svg:y="-0.1cm">
            <draw:image xlink:href="Pictures/10000201000000A300000165DD794DCF13ED2A6C.png" xlink:type="simple" xlink:show="embed" xlink:actuate="onLoad">
              <text:p/>
            </draw:image>
          </draw:frame>
          <draw:frame draw:style-name="gr4" draw:text-style-name="P3" draw:layer="layout" svg:width="5.5cm" svg:height="2.3cm" svg:x="4.112cm" svg:y="9.745cm">
            <draw:text-box>
              <text:p text:style-name="P2"><text:span text:style-name="T1">VCS</text:span></text:p>
            </draw:text-box>
          </draw:frame>
        </draw:g>
        <draw:g>
          <draw:frame draw:style-name="gr1" draw:text-style-name="P1" xml:id="id5" draw:id="id5" draw:layer="layout" svg:width="4.312cm" svg:height="9.445cm" svg:x="20.925cm" svg:y="0.981cm">
            <draw:image xlink:href="Pictures/10000201000000A3000001659BAB40023C3E7750.png" xlink:type="simple" xlink:show="embed" xlink:actuate="onLoad">
              <text:p/>
            </draw:image>
          </draw:frame>
          <draw:frame draw:style-name="gr4" draw:text-style-name="P3" draw:layer="layout" svg:width="5.5cm" svg:height="2.3cm" svg:x="20.8cm" svg:y="10.6cm">
            <draw:text-box>
              <text:p text:style-name="P2"><text:span text:style-name="T1">CI</text:span></text:p>
            </draw:text-box>
          </draw:frame>
        </draw:g>
        <draw:connector draw:style-name="gr5" draw:text-style-name="P5" draw:layer="layout" draw:type="curve" svg:x1="-4.709cm" svg:y1="16.164cm" svg:x2="3.9cm" svg:y2="5.972cm" draw:start-shape="id1" draw:start-glue-point="0" draw:end-shape="id2" draw:end-glue-point="3" svg:d="M-4709 16164c0-6795 2869-10192 8609-10192" svg:viewBox="0 0 8610 10193">
          <text:p/>
        </draw:connector>
        <draw:connector draw:style-name="gr5" draw:text-style-name="P5" draw:layer="layout" draw:type="curve" svg:x1="6.861cm" svg:y1="15.564cm" svg:x2="3.9cm" svg:y2="5.972cm" draw:start-shape="id3" draw:start-glue-point="0" draw:end-shape="id2" draw:end-glue-point="3" svg:d="M6861 15564c0-2638-1731-2198-2659-3937s-1052-5655-302-5655" svg:viewBox="0 0 3450 9593">
          <text:p/>
        </draw:connector>
        <draw:frame draw:style-name="gr6" draw:text-style-name="P6" draw:layer="layout" svg:width="9.71cm" svg:height="1.9cm" svg:x="-4.4cm" svg:y="12.6cm">
          <draw:text-box>
            <text:p><text:span text:style-name="T2">commit + push</text:span></text:p>
          </draw:text-box>
        </draw:frame>
        <draw:connector draw:style-name="gr7" draw:text-style-name="P5" draw:layer="layout" draw:type="curve" svg:x1="8.212cm" svg:y1="4.622cm" svg:x2="20.925cm" svg:y2="7.09cm" draw:start-shape="id4" svg:d="M8212 4622c9910 0 3554 2468 12713 2468" svg:viewBox="0 0 12714 2469">
          <text:p/>
        </draw:connector>
        <draw:frame draw:style-name="gr8" draw:text-style-name="P6" draw:layer="layout" svg:width="5.358cm" svg:height="1.9cm" svg:x="11.242cm" svg:y="2.4cm">
          <draw:text-box>
            <text:p><text:span text:style-name="T2">pipeline</text:span></text:p>
          </draw:text-box>
        </draw:frame>
        <draw:frame draw:style-name="gr1" draw:text-style-name="P1" xml:id="id6" draw:id="id6" draw:layer="layout" svg:width="9.683cm" svg:height="7.831cm" svg:x="31.517cm" svg:y="1.569cm">
          <draw:image xlink:href="Pictures/100002010000016E00000128E0691B5B129A683D.png" xlink:type="simple" xlink:show="embed" xlink:actuate="onLoad">
            <text:p/>
          </draw:image>
        </draw:frame>
        <draw:connector draw:style-name="gr7" draw:text-style-name="P5" draw:layer="layout" draw:type="curve" draw:line-skew="-1.509cm" svg:x1="23.081cm" svg:y1="0.981cm" svg:x2="36.358cm" svg:y2="1.569cm" draw:start-shape="id5" draw:start-glue-point="0" draw:end-shape="id6" draw:end-glue-point="0" svg:d="M23081 981c0-3013 13277-3307 13277 588" svg:viewBox="0 0 13278 2887">
          <text:p/>
        </draw:connector>
        <draw:connector draw:style-name="gr7" draw:text-style-name="P5" draw:layer="layout" draw:type="curve" draw:line-skew="1.643cm" svg:x1="36.358cm" svg:y1="9.4cm" svg:x2="23.081cm" svg:y2="10.426cm" draw:start-shape="id6" draw:end-shape="id5" draw:end-glue-point="2" svg:d="M36358 9400c0 4753-13277 4240-13277 1026" svg:viewBox="0 0 13278 3505">
          <text:p/>
        </draw:connector>
        <draw:frame draw:style-name="gr8" draw:text-style-name="P6" draw:layer="layout" svg:width="3.089cm" svg:height="1.9cm" svg:x="26.511cm" svg:y="0.1cm">
          <draw:text-box>
            <text:p><text:span text:style-name="T2">jobs</text:span></text:p>
          </draw:text-box>
        </draw:frame>
        <draw:connector draw:style-name="gr9" draw:text-style-name="P5" draw:layer="layout" draw:type="curve" svg:x1="23.081cm" svg:y1="10.426cm" svg:x2="10.922cm" svg:y2="19.982cm" draw:start-shape="id5" draw:start-glue-point="2" draw:end-shape="id3" draw:end-glue-point="1" svg:d="M23081 10426c0 6371-4053 9556-12159 9556" svg:viewBox="0 0 12160 9557">
          <text:p/>
        </draw:connector>
        <draw:connector draw:style-name="gr9" draw:text-style-name="P5" draw:layer="layout" draw:type="curve" svg:x1="23.081cm" svg:y1="10.426cm" svg:x2="-4.709cm" svg:y2="25cm" draw:start-shape="id5" draw:start-glue-point="2" draw:end-shape="id1" draw:end-glue-point="2" svg:d="M23081 10426c0 22611-27790 15324-27790 14574" svg:viewBox="0 0 27791 16283">
          <text:p/>
        </draw:connector>
        <draw:frame draw:style-name="gr8" draw:text-style-name="P6" draw:layer="layout" svg:width="5.234cm" svg:height="7.793cm" svg:x="27.3cm" svg:y="2.264cm">
          <draw:text-box>
            <text:list text:style-name="L1">
              <text:list-item>
                <text:p><text:span text:style-name="T3">Curl</text:span></text:p>
              </text:list-item>
              <text:list-item>
                <text:p><text:span text:style-name="T3">Compile</text:span></text:p>
              </text:list-item>
              <text:list-item>
                <text:p><text:span text:style-name="T3">Test</text:span></text:p>
              </text:list-item>
              <text:list-item>
                <text:p><text:span text:style-name="T3">Build</text:span></text:p>
              </text:list-item>
              <text:list-item>
                <text:p><text:span text:style-name="T3">Deploy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draw:frame draw:style-name="gr8" draw:text-style-name="P6" draw:layer="layout" svg:width="11.157cm" svg:height="3.401cm" svg:x="21.6cm" svg:y="19.5cm">
          <draw:text-box>
            <text:p><text:span text:style-name="T2">Feedback</text:span></text:p>
            <text:p><text:span text:style-name="T2">(E-Mail, Report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gix </meta:initial-creator>
    <meta:creation-date>2017-06-15T18:43:06.397038911</meta:creation-date>
    <dc:date>2017-06-15T19:10:49.728519829</dc:date>
    <dc:creator>cagix </dc:creator>
    <meta:editing-duration>PT17M21S</meta:editing-duration>
    <meta:editing-cycles>8</meta:editing-cycles>
    <meta:generator>LibreOffice/5.1.6.2$Linux_X86_64 LibreOffice_project/10m0$Build-2</meta:generator>
    <meta:document-statistic meta:object-count="25"/>
  </office:meta>
</office:document-meta>
</file>